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ocław, dn. .........................</text:p>
      <text:p text:style-name="Standard"/>
      <text:p text:style-name="Standard"/>
      <text:p text:style-name="Standard"/>
      <text:p text:style-name="P4"/>
      <text:p text:style-name="P4">Wielka Orkiestra Świątecznej Pomocy</text:p>
      <text:p text:style-name="P4">Sztab Wrocław</text:p>
      <text:p text:style-name="P4"/>
      <text:p text:style-name="P4"/>
      <text:p text:style-name="P4"/>
      <text:p text:style-name="Standard"/>
      <text:p text:style-name="P2">ZGODA</text:p>
      <text:p text:style-name="P2"/>
      <text:p text:style-name="P2"/>
      <text:p text:style-name="Standard">Wyrażam zgodę na udział mojej córki/mojego syna ............................................................................</text:p>
      <text:p text:style-name="Standard"><text:s text:c="74"/><text:tab/><text:tab/><text:tab/>(imię i nazwisko)</text:p>
      <text:p text:style-name="Standard">w kweście na rzecz Wielkiej Orkiestry Świątecznej Pomocy w dniu XX Finału, tj. 8. stycznia</text:p>
      <text:p text:style-name="Standard">2012 r. Zgodnie z regulaminem Sztabu moja córka/mój syn będzie kwestował/-a wraz z osobą</text:p>
      <text:p text:style-name="Standard">pełnoletnią.</text:p>
      <text:p text:style-name="Standard"><text:s text:c="53"/></text:p>
      <text:p text:style-name="Standard"/>
      <text:p text:style-name="Standard"/>
      <text:p text:style-name="P1">........................................................................</text:p>
      <text:p text:style-name="P1">(podpis Rodzica lub opiekuna prawneg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11-26T19:38:50</meta:creation-date>
    <dc:date>2011-12-05T17:24:24</dc:date>
    <meta:editing-duration>PT16M4S</meta:editing-duration>
    <meta:editing-cycles>5</meta:editing-cycles>
    <meta:generator>LibreOffice/3.3$Unix LibreOffice_project/330m19$Build-401</meta:generator>
    <meta:document-statistic meta:table-count="0" meta:image-count="0" meta:object-count="0" meta:page-count="1" meta:paragraph-count="12" meta:word-count="57" meta:character-count="662"/>
    <meta:user-defined meta:name="Informacja 1"/>
    <meta:user-defined meta:name="Informacja 2"/>
    <meta:user-defined meta:name="Informacja 3"/>
    <meta:user-defined meta:name="Informacja 4"/>
  </office:meta>
</office:document-meta>
</file>